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Standard">
      <style:text-properties officeooo:rsid="001a9cd0" officeooo:paragraph-rsid="001a9cd0"/>
    </style:style>
    <style:style style:name="P4" style:family="paragraph" style:parent-style-name="Text_20_body">
      <style:text-properties officeooo:rsid="001a9cd0" officeooo:paragraph-rsid="001a9cd0"/>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2"/>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ÉRMINOS Y CONDICIONES PARA REPARACIÓN DE CELULARES</text:span></text:p>
      <text:list text:style-name="L1">
        <text:list-item>
          <text:p text:style-name="P1"><text:span text:style-name="Strong_20_Emphasis">Anticipo para Reparaciones</text:span>:<text:line-break/>Para <text:span text:style-name="Strong_20_Emphasis">todas las reparaciones</text:span>, se requiere un <text:span text:style-name="Strong_20_Emphasis">anticipo del 50%</text:span> del valor total del servicio. El balance debe ser pagado una vez finalizada la reparación y antes de la entrega del equipo.</text:p>
        </text:list-item>
        <text:list-item>
          <text:p text:style-name="P1"><text:span text:style-name="Strong_20_Emphasis">Responsabilidad de la Empresa</text:span>:<text:line-break/>La empresa no se hace responsable de los daños o problemas que puedan surgir en el equipo una vez transcurridos <text:span text:style-name="Strong_20_Emphasis">30 días</text:span> a partir de la fecha de entrega o reparación. Pasado este tiempo, no se aceptarán reclamaciones ni reparaciones adicionales sin un costo adicional.</text:p>
        </text:list-item>
        <text:list-item>
          <text:p text:style-name="P1"><text:span text:style-name="Strong_20_Emphasis">Condición de los Equipos</text:span>:<text:line-break/>En los teléfonos que no encienden, se advierte que durante la reparación pueden surgir problemas adicionales no previstos debido al estado interno del dispositivo. Esto puede generar costos adicionales, los cuales deberán ser aprobados por el cliente antes de proceder.</text:p>
        </text:list-item>
        <text:list-item>
          <text:p text:style-name="P1"><text:span text:style-name="Strong_20_Emphasis">Garantía de Reparaciones de Display</text:span>:<text:line-break/>Para los cambios de display, es obligatorio el <text:span text:style-name="Strong_20_Emphasis">anticipo del 50%</text:span> del valor total de la reparación. La garantía por el cambio de pantalla es de <text:span text:style-name="Strong_20_Emphasis">un mes</text:span>, siempre y cuando el equipo no presente daños adicionales, como golpes o caídas.</text:p>
        </text:list-item>
        <text:list-item>
          <text:p text:style-name="P1"><text:span text:style-name="Strong_20_Emphasis">Condiciones para Garantía</text:span>:<text:line-break/>La garantía cubre únicamente la reparación realizada. Para hacer válida la garantía, el equipo no debe presentar los siguientes problemas:</text:p>
          <text:list>
            <text:list-item>
              <text:p text:style-name="P2"><text:span text:style-name="Strong_20_Emphasis">Golpes</text:span> o daños físicos evidentes.</text:p>
            </text:list-item>
            <text:list-item>
              <text:p text:style-name="P2"><text:span text:style-name="Strong_20_Emphasis">Indicios de haber sido mojado</text:span> (líquidos en el interior del dispositivo o signos de humedad).</text:p>
            </text:list-item>
            <text:list-item>
              <text:p text:style-name="P2"><text:span text:style-name="Strong_20_Emphasis">Abierto por terceros</text:span> ajenos a nuestra empresa. Cualquier intervención externa anula la garantía de la reparación.</text:p>
            </text:list-item>
          </text:list>
        </text:list-item>
        <text:list-item>
          <text:p text:style-name="P1"><text:span text:style-name="Strong_20_Emphasis">Modificaciones o Daños Internos</text:span>:<text:line-break/>Cualquier reparación o cambio en los componentes internos del equipo (como placas, chips, etc.) puede implicar riesgos adicionales que no siempre son visibles al momento de la reparación. El cliente asume la responsabilidad de estos riesgos.</text:p>
        </text:list-item>
        <text:list-item>
          <text:p text:style-name="P1"><text:span text:style-name="Strong_20_Emphasis">Exclusiones de Garantía</text:span>:<text:line-break/>La garantía no cubre daños causados por uso indebido, negligencia, caídas, exposiciones a líquidos, o modificaciones no autorizadas. Asimismo, no se cubren daños causados por factores externos o condiciones de uso inadecuado del equipo.</text:p>
        </text:list-item>
        <text:list-item>
          <text:p text:style-name="P1"><text:span text:style-name="Strong_20_Emphasis">Proceso de Reparación</text:span>:<text:line-break/>El tiempo estimado de reparación será dado a conocer al cliente al momento de la recepción del equipo. En caso de que se detecten problemas adicionales durante la reparación, se notificará al cliente para su aprobación antes de continuar con el trabajo.</text:p>
        </text:list-item>
        <text:list-item>
          <text:p text:style-name="P1"><text:soft-page-break/><text:span text:style-name="Strong_20_Emphasis">Aceptación de Términos</text:span>:<text:line-break/>Al firmar la nota de reparación, el cliente acepta todos los términos y condiciones aquí expuestos.</text:p>
        </text:list-item>
      </text:list>
      <text:p text:style-name="Standard"/>
      <text:p text:style-name="P3">TERMINOS Y CONDICIONES PARA TICKET DE ORDEN</text:p>
      <text:p text:style-name="P3"/>
      <text:p text:style-name="P4"><text:span text:style-name="Strong_20_Emphasis">TÉRMINOS Y CONDICIONES - REPARACIÓN DE CELULARES</text:span></text:p>
      <text:list text:style-name="L2">
        <text:list-item>
          <text:p text:style-name="P5"><text:span text:style-name="Strong_20_Emphasis">Anticipo</text:span>: Se requiere <text:span text:style-name="Strong_20_Emphasis">50% de anticipo</text:span> para todas las reparaciones.</text:p>
        </text:list-item>
        <text:list-item>
          <text:p text:style-name="P5"><text:span text:style-name="Strong_20_Emphasis">Garantía</text:span>: La garantía es de <text:span text:style-name="Strong_20_Emphasis">1 mes</text:span> para reparaciones de display, solo si el equipo no tiene daños adicionales, como golpes, humedad o intervención externa.</text:p>
        </text:list-item>
        <text:list-item>
          <text:p text:style-name="P5"><text:span text:style-name="Strong_20_Emphasis">Responsabilidad</text:span>: La empresa no se responsabiliza de problemas surgidos después de <text:span text:style-name="Strong_20_Emphasis">30 días</text:span> de la entrega del equipo.</text:p>
        </text:list-item>
        <text:list-item>
          <text:p text:style-name="P5"><text:span text:style-name="Strong_20_Emphasis">Condiciones</text:span>: El teléfono debe estar libre de <text:span text:style-name="Strong_20_Emphasis">golpes</text:span>, <text:span text:style-name="Strong_20_Emphasis">humedad</text:span> o ser abierto por terceros para que aplique la garantía.</text:p>
        </text:list-item>
        <text:list-item>
          <text:p text:style-name="P6"><text:span text:style-name="Strong_20_Emphasis">Riesgos</text:span>: En equipos que no encienden pueden surgir problemas adicionales, los cuales deberán ser aprobados por el cliente.</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2:11:21.258942100</meta:creation-date>
    <dc:date>2025-03-05T12:23:46.660927852</dc:date>
    <meta:editing-duration>PT12M25S</meta:editing-duration>
    <meta:editing-cycles>2</meta:editing-cycles>
    <meta:generator>LibreOffice/24.8.4.2$Linux_X86_64 LibreOffice_project/480$Build-2</meta:generator>
    <meta:document-statistic meta:table-count="0" meta:image-count="0" meta:object-count="0" meta:page-count="2" meta:paragraph-count="20" meta:word-count="502" meta:character-count="3155" meta:non-whitespace-character-count="2690"/>
  </office:meta>
</office:document-meta>
</file>